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NunitoSans-Bold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7" style:family="paragraph" style:parent-style-name="Heading_20_1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8" style:family="paragraph" style:parent-style-name="Heading_20_1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1" style:family="paragraph" style:parent-style-name="Heading_20_2">
      <style:text-properties fo:color="#000000"/>
    </style:style>
    <style:style style:name="P12" style:family="paragraph" style:parent-style-name="Text_20_body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3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4" style:family="text">
      <style:text-properties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02122" style:font-name="sans-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02122" fo:letter-spacing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ge de garde</text:h>
      <text:p text:style-name="P1">Remerciement</text:p>
      <text:p text:style-name="P1">sommaire</text:p>
      <text:h text:style-name="P9" text:outline-level="1">sigle et abréviation :</text:h>
      <text:p text:style-name="Text_20_body"/>
      <text:p text:style-name="Text_20_body">-isb<text:span text:style-name="T13">n: </text:span><text:span text:style-name="T9">Numéro international normalisé du livre</text:span></text:p>
      <text:h text:style-name="P9" text:outline-level="1">Presentation du projet</text:h>
      <text:p text:style-name="Text_20_body"/>
      <text:p text:style-name="Text_20_body"><text:tab/>L' application "Ma blibliothéque en ligne" propose d'avoir acces à sa bibliothéque pour connaitre les livres qu'on posséde à tout moment et partout, le but est de répertorié les livres deja acquis par l'utilisateur</text:p>
      <text:p text:style-name="Text_20_body"/>
      <text:h text:style-name="Heading_20_2" text:outline-level="2"><text:tab/>a) <text:span text:style-name="T3">Les besoins fonctionnels</text:span></text:h>
      <text:p text:style-name="Text_20_body"><text:span text:style-name="T3"/></text:p>
      <text:p text:style-name="Text_20_body"><text:span text:style-name="T4"><text:tab/>L'inscription</text:span></text:p>
      <text:p text:style-name="Text_20_body"><text:span text:style-name="T4"/></text:p>
      <text:p text:style-name="Text_20_body"><text:span text:style-name="T4"><text:tab/>la connexion a son compte</text:span></text:p>
      <text:p text:style-name="Text_20_body"><text:span text:style-name="T4"/></text:p>
      <text:p text:style-name="Text_20_body"><text:span text:style-name="T4"><text:tab/>la liste des livres de sa blibliothéque</text:span></text:p>
      <text:p text:style-name="Text_20_body"><text:span text:style-name="T4"/></text:p>
      <text:p text:style-name="Text_20_body"><text:span text:style-name="T4"><text:tab/>Recherche un livre par rapport a son titre ou a son isbn </text:span></text:p>
      <text:p text:style-name="Text_20_body"><text:span text:style-name="T4"><text:tab/></text:span></text:p>
      <text:h text:style-name="P10" text:outline-level="2"><text:tab/>b) Les cibles de l’application</text:h>
      <text:p text:style-name="P2"/>
      <text:h text:style-name="P10" text:outline-level="2"><text:tab/>c) Analyse de la concurence</text:h>
      <text:p text:style-name="P2"/>
      <text:h text:style-name="P10" text:outline-level="2"><text:tab/>d) arborescence du site</text:h>
      <text:p text:style-name="P2"/>
      <text:h text:style-name="Heading_20_2" text:outline-level="2"><text:tab/>e) Wireframe</text:h>
      <text:p text:style-name="P2"/>
      <text:p text:style-name="P2"/>
      <text:p text:style-name="P2"/>
      <text:p text:style-name="P2"/>
      <text:p text:style-name="P2"/>
      <text:h text:style-name="P7" text:outline-level="1">Langages et Framework</text:h>
      <text:p text:style-name="Text_20_body"><text:tab/><text:bookmark text:name="docs-internal-guid-f5fdb6be-7fff-9965-62c2-9c9df0bb5e13"/><text:span text:style-name="T5">Back-end : PHP/Symfony</text:span></text:p>
      <text:list xml:id="list8171790251170625855" text:style-name="L1">
        <text:list-header>
          <text:p text:style-name="P13">Front-end : JS/ React - SCSS/Tailwind</text:p>
        </text:list-header>
      </text:list>
      <text:p text:style-name="Text_20_body"/>
      <text:p text:style-name="Text_20_body"/>
      <text:h text:style-name="Heading_20_1" text:outline-level="1"><text:soft-page-break/>Back End</text:h>
      <text:p text:style-name="Text_20_body"/>
      <text:h text:style-name="Heading_20_2" text:outline-level="2"><text:tab/>a) diagramme de Class</text:h>
      <text:p text:style-name="Text_20_body"><text:tab/></text:p>
      <text:h text:style-name="Heading_20_2" text:outline-level="2"><text:tab/>b) paremtrage de la BDD</text:h>
      <text:p text:style-name="Text_20_body"/>
      <text:h text:style-name="Heading_20_2" text:outline-level="2"><text:tab/>c) configuration Api plateforme</text:h>
      <text:p text:style-name="Text_20_body"><text:tab/><text:tab/></text:p>
      <text:h text:style-name="Heading_20_3" text:outline-level="3"><text:tab/><text:tab/>mettre en place le token</text:h>
      <text:p text:style-name="Text_20_body"/>
      <text:h text:style-name="Heading_20_3" text:outline-level="3"><text:tab/><text:tab/>mettre en place le token Refresh</text:h>
      <text:p text:style-name="Text_20_body"/>
      <text:h text:style-name="Heading_20_3" text:outline-level="3"><text:tab/><text:tab/>gestion de la sécurité</text:h>
      <text:p text:style-name="Text_20_body"><text:tab/></text:p>
      <text:h text:style-name="Heading_20_3" text:outline-level="3"><text:tab/><text:tab/><text:span text:style-name="T3">Les Cookies et le respect de la loi</text:span></text:h>
      <text:p text:style-name="Text_20_body"/>
      <text:p text:style-name="Text_20_body"/>
      <text:p text:style-name="Text_20_body"/>
      <text:h text:style-name="Heading_20_1" text:outline-level="1">Front End</text:h>
      <text:p text:style-name="P4"/>
      <text:h text:style-name="Heading_20_2" text:outline-level="2"><text:tab/>le referencement </text:h>
      <text:p text:style-name="P3"/>
      <text:h text:style-name="Heading_20_2" text:outline-level="2"><text:span text:style-name="T1"><text:tab/></text:span><text:span text:style-name="T4">Les obligations à respecter</text:span></text:h>
      <text:p text:style-name="P3"/>
      <text:h text:style-name="P11" text:outline-level="2"><text:tab/>design</text:h>
      <text:p text:style-name="P3"/>
      <text:h text:style-name="Heading_20_2" text:outline-level="2"><text:span text:style-name="T1"><text:tab/></text:span><text:span text:style-name="T2">La page not found</text:span></text:h>
      <text:p text:style-name="P6"/>
      <text:h text:style-name="P8" text:outline-level="1"><text:soft-page-break/>la mise en ligne</text:h>
      <text:p text:style-name="P6"/>
      <text:p text:style-name="P6"/>
      <text:p text:style-name="P6"/>
      <text:h text:style-name="P8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26S</meta:editing-duration>
    <meta:editing-cycles>8</meta:editing-cycles>
    <meta:generator>OpenOffice/4.1.4$Win32 OpenOffice.org_project/414m5$Build-9788</meta:generator>
    <dc:date>2023-10-23T17:33:02.24</dc:date>
    <meta:document-statistic meta:table-count="0" meta:image-count="0" meta:object-count="0" meta:page-count="7" meta:paragraph-count="38" meta:word-count="168" meta:character-count="1013"/>
    <meta:user-defined meta:name="Info 1"/>
    <meta:user-defined meta:name="Info 2"/>
    <meta:user-defined meta:name="Info 3"/>
    <meta:user-defined meta:name="Info 4"/>
  </office:meta>
</office:document-meta>
</file>